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a97" officeooo:paragraph-rsid="00194a97"/>
    </style:style>
    <style:style style:name="P2" style:family="paragraph" style:parent-style-name="Standard">
      <style:text-properties officeooo:rsid="001b8c01" officeooo:paragraph-rsid="001b8c01"/>
    </style:style>
    <style:style style:name="P3" style:family="paragraph" style:parent-style-name="Standard">
      <style:text-properties officeooo:rsid="001d870c" officeooo:paragraph-rsid="001d870c"/>
    </style:style>
    <style:style style:name="T1" style:family="text">
      <style:text-properties officeooo:rsid="001a5fb8"/>
    </style:style>
    <style:style style:name="T2" style:family="text">
      <style:text-properties officeooo:rsid="001b8c01"/>
    </style:style>
    <style:style style:name="T3" style:family="text">
      <style:text-properties officeooo:rsid="001be8b6"/>
    </style:style>
    <style:style style:name="T4" style:family="text">
      <style:text-properties officeooo:rsid="001d870c"/>
    </style:style>
    <style:style style:name="T5" style:family="text">
      <style:text-properties officeooo:rsid="001de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d hardware: 6 leds, Arduino, ESP, heat and humidity sensor, motor, relay module, remote, IR diode, piezo buzzer, <text:span text:style-name="T3">jumpers</text:span>.</text:p>
      <text:p text:style-name="P1"/>
      <text:p text:style-name="P1">Air conditioning system</text:p>
      <text:p text:style-name="P1">In Adafruit IO – user can turn on or off the system.</text:p>
      <text:p text:style-name="P1">A green LED shows whether system is on <text:span text:style-name="T2">(controlled by ESP which requests on/off data)</text:span>.</text:p>
      <text:p text:style-name="P1">Heat and humidity readings sent every minute to Adafruit <text:span text:style-name="T2">(controlled by ESP)</text:span>.</text:p>
      <text:p text:style-name="P1">Using remote control, user can control temperature – between 0 and 30 degrees C. <text:span text:style-name="T2">(controlled by Arduino, then sent to ESP to forward to Adafruit).</text:span></text:p>
      <text:p text:style-name="P1">5 LEDs show the requested temperature – binary representation <text:span text:style-name="T2">(controlled by Arduino)</text:span>.</text:p>
      <text:p text:style-name="P1">ESP sends the requested temperature to Adafruit if system is on.</text:p>
      <text:p text:style-name="P1">Motor is turned on if temperature is higher than requested <text:span text:style-name="T2">(controlled by Arduino based on data received from ESP)</text:span>. <text:span text:style-name="T1">The bigger the difference, the faster the rotation speed.</text:span></text:p>
      <text:p text:style-name="P1">Piezo buzzer warns if user tries to use system when off <text:span text:style-name="T2">(controlled by Arduino)</text:span>.</text:p>
      <text:p text:style-name="P1">Remote control – press up/down to select temperature, press OK to send. LEDs flash while user selects, then stay on when OK is pressed.</text:p>
      <text:p text:style-name="P1">Hot/cold?</text:p>
      <text:p text:style-name="P1"/>
      <text:p text:style-name="P2">Communication protocol between Arduino and ESP.</text:p>
      <text:p text:style-name="P2">bytes <text:span text:style-name="T5">(7+ required per message)</text:span>:</text:p>
      <text:p text:style-name="P3">0 – start symbol</text:p>
      <text:p text:style-name="P2"><text:span text:style-name="T4">1</text:span> – from (0 – Arduino, 1 – ESP, other – unknown)</text:p>
      <text:p text:style-name="P2"><text:span text:style-name="T4">2</text:span> – to (0 – Arduino, 2 – ESP, other – unknown)</text:p>
      <text:p text:style-name="P2"><text:span text:style-name="T4">3</text:span> – number of bytes to follow (data)</text:p>
      <text:p text:style-name="P2"><text:span text:style-name="T4">4</text:span>+ - data</text:p>
      <text:p text:style-name="P2">n-<text:span text:style-name="T4">2 – end symbol</text:span></text:p>
      <text:p text:style-name="P3">n-1 – check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2:00:26.990782935</meta:creation-date>
    <meta:generator>LibreOffice/5.1.4.2$Linux_X86_64 LibreOffice_project/10m0$Build-2</meta:generator>
    <dc:date>2016-07-01T12:47:58.726121492</dc:date>
    <meta:editing-duration>PT37M22S</meta:editing-duration>
    <meta:editing-cycles>6</meta:editing-cycles>
    <meta:document-statistic meta:table-count="0" meta:image-count="0" meta:object-count="0" meta:page-count="1" meta:paragraph-count="21" meta:word-count="217" meta:character-count="1319" meta:non-whitespace-character-count="1107"/>
  </office:meta>
</office:document-meta>
</file>